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 fo:padding-right="0.25cm"/>
    </style:style>
    <style:style style:name="gr2" style:family="graphic" style:parent-style-name="standard">
      <style:graphic-properties draw:stroke="dash" draw:stroke-dash="Ultrafine_20_Dashed" draw:fill="solid" draw:fill-color="#ffcc99" draw:textarea-horizontal-align="justify" draw:textarea-vertical-align="middle" draw:auto-grow-height="false" fo:padding-right="0.25cm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 fo:padding-right="0.25cm"/>
    </style:style>
    <style:style style:name="gr4" style:family="graphic" style:parent-style-name="standard">
      <style:graphic-properties draw:fill="solid" draw:fill-color="#ccccff" draw:textarea-horizontal-align="justify" draw:textarea-vertical-align="middle" draw:auto-grow-height="false" fo:padding-right="0.25cm"/>
    </style:style>
    <style:style style:name="gr5" style:family="graphic" style:parent-style-name="standard">
      <style:graphic-properties svg:stroke-width="0.01cm" draw:marker-start-width="0.215cm" draw:marker-end="Arrow" draw:marker-end-width="0.215cm" draw:textarea-horizontal-align="left" draw:textarea-vertical-align="middle" fo:padding-top="0.13cm" fo:padding-bottom="0.13cm" fo:padding-left="0.255cm" fo:padding-right="-0.245cm"/>
    </style:style>
    <style:style style:name="gr6" style:family="graphic" style:parent-style-name="standard">
      <style:graphic-properties svg:stroke-width="0.01cm" draw:marker-start-width="0.215cm" draw:marker-end="Arrow" draw:marker-end-width="0.215cm" draw:textarea-horizontal-align="left" draw:textarea-vertical-align="middle" fo:padding-top="0.13cm" fo:padding-bottom="0.13cm" fo:padding-left="0.255cm" fo:padding-right="-0.26cm"/>
    </style:style>
    <style:style style:name="gr7" style:family="graphic" style:parent-style-name="standard">
      <style:graphic-properties svg:stroke-width="0.01cm" draw:marker-start-width="0.215cm" draw:marker-end="Arrow" draw:marker-end-width="0.215cm" draw:textarea-horizontal-align="left" draw:textarea-vertical-align="top" fo:padding-top="0.1cm" fo:padding-bottom="0.13cm" fo:padding-left="0.255cm" fo:padding-right="0.255cm"/>
    </style:style>
    <style:style style:name="gr8" style:family="graphic" style:parent-style-name="standard">
      <style:graphic-properties svg:stroke-width="0.01cm" draw:marker-start-width="0.215cm" draw:marker-end="Arrow" draw:marker-end-width="0.215cm" draw:textarea-horizontal-align="center" draw:textarea-vertical-align="middle" fo:padding-top="0.13cm" fo:padding-bottom="0.13cm" fo:padding-left="0.255cm" fo:padding-right="0.255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cm" fo:min-width="2.534cm" fo:padding-right="0.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3.25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644cm" fo:min-width="3.75cm"/>
    </style:style>
    <style:style style:name="gr12" style:family="graphic" style:parent-style-name="standard">
      <style:graphic-properties svg:stroke-width="0.01cm" draw:marker-start-width="0.215cm" draw:marker-end-width="0.215cm" draw:textarea-horizontal-align="center" draw:textarea-vertical-align="middle" fo:padding-top="0.13cm" fo:padding-bottom="0.13cm" fo:padding-left="0.255cm" fo:padding-right="0.255cm"/>
    </style:style>
    <style:style style:name="gr13" style:family="graphic" style:parent-style-name="standard">
      <style:graphic-properties draw:marker-end="Arrow" draw:textarea-horizontal-align="center" draw:textarea-vertical-align="middle"/>
    </style:style>
    <style:style style:name="gr14" style:family="graphic" style:parent-style-name="standard">
      <style:graphic-properties svg:stroke-width="0.01cm" draw:marker-start-width="0.215cm" draw:marker-end="Arrow" draw:marker-end-width="0.215cm" draw:textarea-horizontal-align="right" draw:textarea-vertical-align="middle" fo:padding-top="0.13cm" fo:padding-bottom="0.13cm" fo:padding-left="-0.26cm" fo:padding-right="0.255cm"/>
    </style:style>
    <style:style style:name="gr15" style:family="graphic" style:parent-style-name="standard">
      <style:graphic-properties draw:textarea-horizontal-align="right" draw:textarea-vertical-align="top" fo:padding-top="0.1cm" fo:padding-right="0.25cm"/>
    </style:style>
    <style:style style:name="gr16" style:family="graphic" style:parent-style-name="standard">
      <style:graphic-properties svg:stroke-width="0.02cm" draw:marker-start-width="0.23cm" draw:marker-end="" draw:marker-end-width="0.23cm" draw:fill="none" draw:textarea-vertical-align="middle" draw:auto-grow-height="false" fo:min-height="0.749cm" fo:min-width="0.499cm" fo:padding-top="0.13cm" fo:padding-bottom="0.13cm" fo:padding-left="0.255cm" fo:padding-right="-0.245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fo:min-height="0.5cm" fo:padding-top="0cm" fo:padding-bottom="0cm" fo:padding-left="0cm" fo:padding-right="0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89cm" fo:min-width="2.831cm" fo:padding-top="0cm" fo:padding-bottom="0cm" fo:padding-left="0cm" fo:padding-right="0cm"/>
    </style:style>
    <style:style style:name="gr19" style:family="graphic" style:parent-style-name="standard">
      <style:graphic-properties draw:marker-end="Arrow" draw:marker-end-width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Nimbus Sans L'" style:font-style-name="Regular" style:font-family-generic="swiss" style:font-pitch="variable" fo:font-size="12pt" fo:font-style="normal" style:font-size-asian="18pt" style:font-size-complex="18pt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text-properties fo:font-family="'Nimbus Sans L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P5" style:family="paragraph">
      <style:text-properties fo:font-family="'Nimbus Sans L'" style:font-style-name="Regular Italic" style:font-family-generic="swiss" style:font-pitch="variable" fo:font-size="12pt" fo:font-style="italic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family="'Nimbus Sans L'" style:font-style-name="Regular Italic" style:font-family-generic="swiss" style:font-pitch="variable" fo:font-size="12pt" fo:font-style="italic" style:font-size-asian="18pt" style:font-size-complex="18pt"/>
    </style:style>
    <style:style style:name="P8" style:family="paragraph">
      <style:text-properties fo:font-style="normal"/>
    </style:style>
    <style:style style:name="T1" style:family="text">
      <style:text-properties fo:font-family="'Nimbus Sans L'" style:font-style-name="Regular" style:font-family-generic="swiss" style:font-pitch="variable" fo:font-size="12pt" fo:font-style="normal" style:font-size-asian="18pt" style:font-size-complex="18pt"/>
    </style:style>
    <style:style style:name="T2" style:family="text">
      <style:text-properties fo:font-family="'Nimbus Sans L'" style:font-family-generic="swiss" style:font-pitch="variable" fo:font-size="10pt" fo:language="en" fo:country="US" fo:font-style="italic" style:font-size-asian="10pt" style:font-style-asian="italic" style:font-size-complex="10pt" style:font-style-complex="italic"/>
    </style:style>
    <style:style style:name="T3" style:family="text">
      <style:text-properties fo:font-family="'Nimbus Sans L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family="'Nimbus Sans L'" style:font-style-name="Regular Italic" style:font-family-generic="swiss" style:font-pitch="variable" fo:font-size="12pt" fo:font-style="italic" style:font-size-asian="18pt" style:font-size-complex="18pt"/>
    </style:style>
    <style:style style:name="T5" style:family="text">
      <style:text-properties fo:font-style="normal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25cm" svg:height="0.75cm" svg:x="5.85cm" svg:y="1.455cm">
          <text:p text:style-name="P1"><text:span text:style-name="T1">Sc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25cm" svg:height="0.75cm" svg:x="5.85cm" svg:y="2.955cm">
          <text:p text:style-name="P1"><text:span text:style-name="T1">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25cm" svg:height="0.75cm" svg:x="5.85cm" svg:y="4.455cm">
          <text:p text:style-name="P1"><text:span text:style-name="T1">Optimier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4.25cm" svg:height="0.75cm" svg:x="5.85cm" svg:y="5.955cm">
          <draw:glue-point draw:id="4" svg:x="-2.647cm" svg:y="5cm"/>
          <draw:glue-point draw:id="5" svg:x="3.235cm" svg:y="5cm"/>
          <text:p text:style-name="P1"><text:span text:style-name="T1">Auftrennung VP/P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3.25cm" svg:height="0.75cm" svg:x="9.85cm" svg:y="9.455cm"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3.25cm" svg:height="0.75cm" svg:x="2.85cm" svg:y="9.455cm"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7.975cm" svg:y1="2.205cm" svg:x2="7.975cm" svg:y2="2.955cm" draw:start-shape="id1" draw:start-glue-point="2" draw:end-shape="id2" draw:end-glue-point="0" svg:d="m7975 2205v750">
          <text:p text:style-name="P1"><text:span text:style-name="T2">Tokens</text:span></text:p>
        </draw:connector>
        <draw:connector draw:style-name="gr6" draw:text-style-name="P1" draw:layer="layout" svg:x1="7.975cm" svg:y1="3.705cm" svg:x2="7.975cm" svg:y2="4.455cm" draw:start-shape="id2" draw:start-glue-point="2" draw:end-shape="id3" draw:end-glue-point="0" svg:d="m7975 3705v750">
          <text:p text:style-name="P1">Zwischencodedarstellung</text:p>
        </draw:connector>
        <draw:connector draw:style-name="gr6" draw:text-style-name="P1" draw:layer="layout" svg:x1="7.975cm" svg:y1="5.205cm" svg:x2="7.975cm" svg:y2="5.955cm" draw:start-shape="id3" draw:start-glue-point="2" draw:end-shape="id4" draw:end-glue-point="0" svg:d="m7975 5205v750">
          <text:p text:style-name="P1">Zwischencodedarstellung</text:p>
        </draw:connector>
        <draw:connector draw:style-name="gr7" draw:text-style-name="P1" draw:layer="layout" svg:x1="9.349cm" svg:y1="6.705cm" svg:x2="11.475cm" svg:y2="7.935cm" draw:start-shape="id4" draw:start-glue-point="5" draw:end-shape="id5" draw:end-glue-point="0" svg:d="m9349 6705v615h2126v615">
          <text:p text:style-name="P1">Zwischencodedarstellung</text:p>
        </draw:connector>
        <draw:connector draw:style-name="gr8" draw:text-style-name="P1" draw:layer="layout" svg:x1="7.975cm" svg:y1="6.705cm" svg:x2="7.975cm" svg:y2="8.1cm" draw:start-shape="id4" draw:start-glue-point="2" draw:end-shape="id6" draw:end-glue-point="0" svg:d="m7975 6705v1395">
          <text:p/>
        </draw:connector>
        <draw:frame draw:style-name="gr9" draw:text-style-name="P4" xml:id="id6" draw:id="id6" draw:layer="layout" svg:width="3.25cm" svg:height="0.789cm" svg:x="6.35cm" svg:y="8.1cm">
          <draw:text-box>
            <text:p><text:span text:style-name="T3">Schnittstelle</text:span></text:p>
          </draw:text-box>
          <draw:glue-point draw:id="4" svg:x="-2.692cm" svg:y="5.019cm"/>
          <draw:glue-point draw:id="5" svg:x="2.692cm" svg:y="5.019cm"/>
        </draw:frame>
        <draw:frame draw:style-name="gr10" draw:text-style-name="P5" xml:id="id8" draw:id="id8" draw:layer="layout" svg:width="3.75cm" svg:height="0.789cm" svg:x="2.6cm" svg:y="10.955cm">
          <draw:text-box>
            <text:p><text:span text:style-name="T4">Vertexprogramm</text:span></text:p>
          </draw:text-box>
        </draw:frame>
        <draw:frame draw:style-name="gr11" draw:text-style-name="P7" xml:id="id10" draw:id="id10" draw:layer="layout" svg:width="4.25cm" svg:height="0.894cm" svg:x="9.35cm" svg:y="10.903cm">
          <draw:text-box>
            <text:p text:style-name="P6"><text:span text:style-name="T4">Pixelprogramm</text:span></text:p>
          </draw:text-box>
        </draw:frame>
        <draw:connector draw:style-name="gr12" draw:text-style-name="P1" draw:layer="layout" svg:x1="4.475cm" svg:y1="10.205cm" svg:x2="4.475cm" svg:y2="10.955cm" draw:start-shape="id7" draw:start-glue-point="2" draw:end-shape="id8" draw:end-glue-point="0" svg:d="m4475 10205v750">
          <text:p/>
        </draw:connector>
        <draw:connector draw:style-name="gr13" draw:text-style-name="P1" draw:layer="layout" svg:x1="11.475cm" svg:y1="10.205cm" svg:x2="11.475cm" svg:y2="10.903cm" draw:start-shape="id9" draw:start-glue-point="2" draw:end-shape="id10" draw:end-glue-point="0" svg:d="m11475 10205v698">
          <text:p/>
        </draw:connector>
        <draw:custom-shape draw:style-name="gr2" draw:text-style-name="P2" xml:id="id11" draw:id="id11" draw:layer="layout" svg:width="3.25cm" svg:height="0.75cm" svg:x="2.85cm" svg:y="7.955cm">
          <text:p text:style-name="P1"><text:span text:style-name="T1">Optimier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25cm" svg:height="0.77cm" svg:x="9.85cm" svg:y="7.935cm">
          <text:p text:style-name="P1"><text:span text:style-name="T1">Optimierer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4.475cm" svg:y1="8.705cm" svg:x2="4.475cm" svg:y2="9.455cm" draw:start-shape="id11" draw:start-glue-point="2" draw:end-shape="id7" draw:end-glue-point="0" svg:d="m4475 8705v750">
          <text:p text:style-name="P1">Zwischencodedarstellung</text:p>
        </draw:connector>
        <draw:connector draw:style-name="gr6" draw:text-style-name="P1" draw:layer="layout" svg:x1="11.475cm" svg:y1="8.705cm" svg:x2="11.475cm" svg:y2="9.455cm" draw:start-shape="id5" draw:start-glue-point="2" draw:end-shape="id9" draw:end-glue-point="0" svg:d="m11475 8705v750">
          <text:p text:style-name="P1">Zwischencodedarstellung</text:p>
        </draw:connector>
        <draw:connector draw:style-name="gr15" draw:text-style-name="P1" draw:layer="layout" svg:x1="6.851cm" svg:y1="6.705cm" svg:x2="4.475cm" svg:y2="7.955cm" draw:start-shape="id4" draw:start-glue-point="4" draw:end-shape="id11" draw:end-glue-point="0" svg:d="m6851 6705v625h-2376v625">
          <text:p text:style-name="P1">Zwischencodedarstellung</text:p>
          <text:p text:style-name="P1"/>
        </draw:connector>
        <draw:custom-shape draw:style-name="gr16" draw:text-style-name="P1" draw:layer="layout" svg:width="0.25cm" svg:height="2.25cm" svg:x="15.6cm" svg:y="1.44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8" draw:layer="layout" svg:width="2.5cm" svg:height="0.5cm" draw:transform="rotate (1.5707963267946) translate (15.85cm 3.844cm)">
          <draw:text-box>
            <text:p><text:span text:style-name="T5">Front-End</text:span></text:p>
          </draw:text-box>
        </draw:frame>
        <draw:custom-shape draw:style-name="gr16" draw:text-style-name="P1" draw:layer="layout" svg:width="0.25cm" svg:height="4.15cm" svg:x="15.6cm" svg:y="4.54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8" draw:layer="layout" svg:width="4.25cm" svg:height="0.5cm" draw:transform="rotate (1.5707963267946) translate (15.85cm 8.694cm)">
          <draw:text-box>
            <text:p><text:span text:style-name="T5">„</text:span><text:span text:style-name="T5">Middle-End“</text:span></text:p>
          </draw:text-box>
        </draw:frame>
        <draw:custom-shape draw:style-name="gr16" draw:text-style-name="P1" draw:layer="layout" svg:width="0.25cm" svg:height="2.25cm" svg:x="15.6cm" svg:y="9.44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8" draw:layer="layout" svg:width="2.5cm" svg:height="0.5cm" draw:transform="rotate (1.5707963267946) translate (15.85cm 11.844cm)">
          <draw:text-box>
            <text:p><text:span text:style-name="T5">Back-End</text:span></text:p>
          </draw:text-box>
        </draw:frame>
        <draw:frame draw:style-name="gr18" xml:id="id12" draw:id="id12" draw:layer="layout" svg:width="4.25cm" svg:height="0.789cm" svg:x="5.85cm" svg:y="0.1cm">
          <draw:text-box>
            <text:p><text:span text:style-name="T6">Quellcode</text:span></text:p>
          </draw:text-box>
        </draw:frame>
        <draw:connector draw:style-name="standard" draw:text-style-name="P1" draw:layer="layout" svg:x1="7.975cm" svg:y1="0.889cm" svg:x2="7.975cm" svg:y2="1.455cm" draw:start-shape="id12" draw:start-glue-point="2" draw:end-shape="id1" draw:end-glue-point="0" svg:d="m7975 889v566">
          <text:p/>
        </draw:connector>
        <draw:line draw:style-name="gr19" draw:text-style-name="P1" draw:layer="layout" svg:x1="7.1cm" svg:y1="8.85cm" svg:x2="6.1cm" svg:y2="9.85cm">
          <text:p/>
        </draw:line>
        <draw:line draw:style-name="gr19" draw:text-style-name="P1" draw:layer="layout" svg:x1="8.85cm" svg:y1="8.85cm" svg:x2="9.85cm" svg:y2="9.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1cm" svg:stroke-color="#000000" draw:marker-start-width="0.32cm" draw:marker-start-center="false" draw:marker-end="Arrow" draw:marker-end-width="0.22cm" draw:marker-end-center="false" draw:fill="solid" draw:fill-color="#99ccff" draw:fill-gradient-name="Gradient_20_8" draw:fill-hatch-name="Hatch_20_1" draw:fill-image-name="Bitmape_20_1" draw:textarea-horizontal-align="left" draw:textarea-vertical-align="middle" fo:padding-top="0.125cm" fo:padding-bottom="0.125cm" fo:padding-left="0.25cm" fo:padding-right="-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style-name="Regular Italic" style:font-family-generic="swiss" style:font-pitch="variable" fo:font-size="10pt" fo:font-style="italic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5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3-14T16:12:51</meta:creation-date>
    <dc:date>2011-03-19T20:23:40</dc:date>
    <meta:editing-duration>PT58M55S</meta:editing-duration>
    <meta:editing-cycles>18</meta:editing-cycles>
    <meta:generator>LibreOffice/3.3$Unix LibreOffice_project/330m19$Build-6</meta:generator>
    <meta:document-statistic meta:object-count="31"/>
  </office:meta>
</office:document-meta>
</file>